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371cm"/>
    </style:style>
    <style:style style:name="Table1.B" style:family="table-column">
      <style:table-column-properties style:column-width="14.63cm"/>
    </style:style>
    <style:style style:name="Table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Table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Table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Table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Table1.A3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le1.B3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P1" style:family="paragraph" style:parent-style-name="Standard">
      <style:text-properties style:font-name="Verdana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style:font-name="Verdana"/>
    </style:style>
    <style:style style:name="P4" style:family="paragraph" style:parent-style-name="Heading_20_1">
      <style:text-properties style:font-name="Verdana"/>
    </style:style>
    <style:style style:name="P5" style:family="paragraph" style:parent-style-name="Heading_20_3">
      <style:text-properties style:font-name="Verdana"/>
    </style:style>
    <style:style style:name="P6" style:family="paragraph" style:parent-style-name="Heading_20_2">
      <style:text-properties style:font-name="Verdana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>
      <style:text-properties style:font-name="Verdana"/>
    </style:style>
    <style:style style:name="P15" style:family="paragraph" style:parent-style-name="Text_20_body">
      <style:text-properties style:font-name="Verdana" fo:font-weight="bold"/>
    </style:style>
    <style:style style:name="P16" style:family="paragraph" style:parent-style-name="Text_20_body" style:list-style-name="L1">
      <style:paragraph-properties fo:margin-top="0cm" fo:margin-bottom="0cm" loext:contextual-spacing="false"/>
    </style:style>
    <style:style style:name="P17" style:family="paragraph" style:parent-style-name="Text_20_body" style:list-style-name="L2">
      <style:paragraph-properties fo:margin-top="0cm" fo:margin-bottom="0cm" loext:contextual-spacing="false"/>
    </style:style>
    <style:style style:name="P18" style:family="paragraph" style:parent-style-name="Text_20_body" style:list-style-name="L3">
      <style:paragraph-properties fo:margin-top="0cm" fo:margin-bottom="0cm" loext:contextual-spacing="false"/>
    </style:style>
    <style:style style:name="P19" style:family="paragraph" style:parent-style-name="Text_20_body" style:list-style-name="L4">
      <style:paragraph-properties fo:margin-top="0cm" fo:margin-bottom="0cm" loext:contextual-spacing="false"/>
    </style:style>
    <style:style style:name="P20" style:family="paragraph" style:parent-style-name="Text_20_body" style:list-style-name="L5">
      <style:paragraph-properties fo:margin-top="0cm" fo:margin-bottom="0cm" loext:contextual-spacing="false"/>
    </style:style>
    <style:style style:name="P21" style:family="paragraph" style:parent-style-name="Text_20_body" style:list-style-name="L6">
      <style:paragraph-properties fo:margin-top="0cm" fo:margin-bottom="0cm" loext:contextual-spacing="false"/>
    </style:style>
    <style:style style:name="P22" style:family="paragraph" style:parent-style-name="Text_20_body" style:list-style-name="L7">
      <style:paragraph-properties fo:margin-top="0cm" fo:margin-bottom="0cm" loext:contextual-spacing="false"/>
    </style:style>
    <style:style style:name="P23" style:family="paragraph" style:parent-style-name="Text_20_body" style:list-style-name="L1">
      <style:paragraph-properties fo:margin-top="0cm" fo:margin-bottom="0cm" loext:contextual-spacing="false"/>
      <style:text-properties style:font-name="Verdana"/>
    </style:style>
    <style:style style:name="P24" style:family="paragraph" style:parent-style-name="Text_20_body" style:list-style-name="L7">
      <style:paragraph-properties fo:margin-top="0cm" fo:margin-bottom="0cm" loext:contextual-spacing="false"/>
      <style:text-properties style:font-name="Verdana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Verdana"/>
    </style:style>
    <style:style style:name="T4" style:family="text">
      <style:text-properties style:font-name="Verdana" fo:font-weight="bold"/>
    </style:style>
    <style:style style:name="T5" style:family="text">
      <style:text-properties style:font-name="Verdana" fo:font-style="italic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Desglose del Controlador de Stock con IA: Un Análisis Completo del Código</text:h>
      <text:p text:style-name="P14">Este documento tiene como propósito analizar un proyecto full-stack de control de stock, desglosando cada uno de los componentes de su arquitectura, desde la base de datos y el servidor hasta la interfaz de usuario. El objetivo es explicar de forma sencilla y clara cómo las diferentes partes del código colaboran para crear una aplicación funcional, poniendo especial énfasis en la integración de una inteligencia artificial para el análisis de datos.</text:p>
      <text:p text:style-name="P14">La arquitectura del proyecto se divide en dos grandes bloques, cada uno con una responsabilidad bien definida para garantizar un sistema modular y escalable.</text:p>
      <text:p text:style-name="P15">Arquitectura General del Proyect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Componente</text:p>
          </table:table-cell>
          <table:table-cell table:style-name="Table1.B1" office:value-type="string">
            <text:p text:style-name="P3">Propósito Principal</text:p>
          </table:table-cell>
        </table:table-row>
        <table:table-row>
          <table:table-cell table:style-name="Table1.A2" office:value-type="string">
            <text:p text:style-name="P2"><text:span text:style-name="Source_20_Text"><text:span text:style-name="T3">Client</text:span></text:span></text:p>
          </table:table-cell>
          <table:table-cell table:style-name="Table1.B2" office:value-type="string">
            <text:p text:style-name="P3">Es un dashboard interactivo construido con React. Su función es visualizar los datos del stock en un gráfico de barras y proporcionar una interfaz de usuario para enviar consultas a una inteligencia artificial.</text:p>
          </table:table-cell>
        </table:table-row>
        <table:table-row>
          <table:table-cell table:style-name="Table1.A3" office:value-type="string">
            <text:p text:style-name="P2"><text:span text:style-name="Source_20_Text"><text:span text:style-name="T3">Server</text:span></text:span></text:p>
          </table:table-cell>
          <table:table-cell table:style-name="Table1.B3" office:value-type="string">
            <text:p text:style-name="P3">Es una API REST construida con Node.js y Express. Se encarga de gestionar la lógica de negocio, conectarse a la base de datos para leer y escribir datos de stock, y procesar las solicitudes de análisis enviadas a la IA.</text:p>
          </table:table-cell>
        </table:table-row>
      </table:table>
      <text:p text:style-name="P14">A continuación, comenzaremos por el motor que impulsa toda la aplicación: el backend. Analizaremos en detalle cómo gestiona los datos y procesa la información antes de entregarla al usuario.</text:p>
      <text:h text:style-name="Heading_20_2" text:outline-level="2"><text:span text:style-name="T3">1. Análisis del Backend (Directorio </text:span><text:span text:style-name="Source_20_Text"><text:span text:style-name="T3">/server</text:span></text:span><text:span text:style-name="T3">)</text:span></text:h>
      <text:p text:style-name="P14">El backend es el cerebro de la aplicación. Es responsable de toda la lógica de negocio, la persistencia de los datos y la comunicación con servicios externos, como la base de datos y el modelo de inteligencia artificial. Entender cómo funciona el servidor es clave para comprender de dónde provienen los datos que el usuario visualiza y cómo se generan los análisis inteligentes.</text:p>
      <text:h text:style-name="Heading_20_3" text:outline-level="3"><text:soft-page-break/><text:span text:style-name="T3">1.1. El Corazón del Servidor: </text:span><text:span text:style-name="Source_20_Text"><text:span text:style-name="T3">index.js</text:span></text:span></text:h>
      <text:p text:style-name="Text_20_body"><text:span text:style-name="T3">El archivo </text:span><text:span text:style-name="Source_20_Text"><text:span text:style-name="T3">server/src/index.js</text:span></text:span><text:span text:style-name="T3"> es el punto de entrada y el núcleo del backend. Su función principal es configurar y lanzar un servidor web utilizando el framework </text:span><text:span text:style-name="Source_20_Text"><text:span text:style-name="T3">Express</text:span></text:span><text:span text:style-name="T3">, que se encarga de escuchar las peticiones entrantes y responder a ellas.</text:span></text:p>
      <text:p text:style-name="P14">El proceso de configuración es el siguiente:</text:p>
      <text:list xml:id="list3175988201" text:style-name="L1">
        <text:list-item>
          <text:p text:style-name="P16"><text:span text:style-name="T4">Importación de dependencias</text:span><text:span text:style-name="T3">: Se importan las dependencias clave: </text:span><text:span text:style-name="Source_20_Text"><text:span text:style-name="T3">express</text:span></text:span><text:span text:style-name="T3"> para el servidor, </text:span><text:span text:style-name="Source_20_Text"><text:span text:style-name="T3">cors</text:span></text:span><text:span text:style-name="T3"> para la comunicación con el frontend, </text:span><text:span text:style-name="Source_20_Text"><text:span text:style-name="T3">dotenv</text:span></text:span><text:span text:style-name="T3"> para las variables de entorno, la instancia de </text:span><text:span text:style-name="Source_20_Text"><text:span text:style-name="T3">prisma</text:span></text:span><text:span text:style-name="T3"> desde </text:span><text:span text:style-name="Source_20_Text"><text:span text:style-name="T3">./db.js</text:span></text:span><text:span text:style-name="T3"> para la base de datos, y el controlador </text:span><text:span text:style-name="Source_20_Text"><text:span text:style-name="T3">getStockAnalysis</text:span></text:span><text:span text:style-name="T3"> para la lógica de IA.</text:span></text:p>
        </text:list-item>
        <text:list-item>
          <text:p text:style-name="P23"><text:span text:style-name="T1">Definición de rutas (endpoints)</text:span>: Se definen las diferentes URLs a las que el cliente puede acceder. Cada una tiene una función específica:</text:p>
          <text:list>
            <text:list-item>
              <text:p text:style-name="P16"><text:span text:style-name="Source_20_Text"><text:span text:style-name="T3">GET /stock</text:span></text:span><text:span text:style-name="T3">: Esta ruta se encarga de obtener todos los registros de ventas de la base de datos. Utiliza </text:span><text:span text:style-name="Source_20_Text"><text:span text:style-name="T3">prisma.sale.findMany()</text:span></text:span><text:span text:style-name="T3"> para consultar la tabla </text:span><text:span text:style-name="Source_20_Text"><text:span text:style-name="T3">Sale</text:span></text:span><text:span text:style-name="T3"> y devuelve los resultados ordenados por fecha descendente.</text:span></text:p>
            </text:list-item>
            <text:list-item>
              <text:p text:style-name="P16"><text:span text:style-name="Source_20_Text"><text:span text:style-name="T3">POST /stock</text:span></text:span><text:span text:style-name="T3">: Permite la creación de un nuevo registro de venta. Antes de crear la entrada, valida que la petición incluya los datos </text:span><text:span text:style-name="Source_20_Text"><text:span text:style-name="T3">product</text:span></text:span><text:span text:style-name="T3">, </text:span><text:span text:style-name="Source_20_Text"><text:span text:style-name="T3">amount</text:span></text:span><text:span text:style-name="T3"> y </text:span><text:span text:style-name="Source_20_Text"><text:span text:style-name="T3">price</text:span></text:span><text:span text:style-name="T3">. Si faltan, devuelve un error 400. Aquí es crucial notar una sutil inconsistencia: mientras que el esquema de la base de datos (</text:span><text:span text:style-name="Source_20_Text"><text:span text:style-name="T3">schema.prisma</text:span></text:span><text:span text:style-name="T3">) define el campo </text:span><text:span text:style-name="Source_20_Text"><text:span text:style-name="T3">price</text:span></text:span><text:span text:style-name="T3"> como opcional, la lógica de esta ruta lo hace obligatorio. Esto podría ser un bug o una decisión de negocio que no se refleja en el esquema, un punto importante a revisar en un proyecto real.</text:span></text:p>
            </text:list-item>
            <text:list-item>
              <text:p text:style-name="P16"><text:span text:style-name="Source_20_Text"><text:span text:style-name="T3">GET /analyze</text:span></text:span><text:span text:style-name="T3">: Esta es la ruta clave para la funcionalidad de IA. En lugar de contener toda la lógica aquí, delega la responsabilidad al controlador </text:span><text:span text:style-name="Source_20_Text"><text:span text:style-name="T3">getStockAnalysis</text:span></text:span><text:span text:style-name="T3">, manteniendo el código organizado y modular.</text:span></text:p>
            </text:list-item>
          </text:list>
        </text:list-item>
        <text:list-item>
          <text:p text:style-name="P7"><text:span text:style-name="T4">Inicio del servidor</text:span><text:span text:style-name="T3">: La última línea, </text:span><text:span text:style-name="Source_20_Text"><text:span text:style-name="T3">app.listen(4000, ...)</text:span></text:span><text:span text:style-name="T3">, inicia el servidor y lo pone en escucha en el puerto 4000, listo para recibir peticiones del cliente.</text:span></text:p>
        </text:list-item>
      </text:list>
      <text:h text:style-name="P5" text:outline-level="3">1.2. Gestión de la Base de Datos con Prisma</text:h>
      <text:p text:style-name="P14">Para interactuar con la base de datos, el proyecto utiliza <text:span text:style-name="T1">Prisma</text:span>, un ORM (Object-Relational Mapper) que facilita las consultas a la base de datos escribiendo código JavaScript o TypeScript en lugar de SQL puro.</text:p>
      <text:list xml:id="list740953804" text:style-name="L2">
        <text:list-item>
          <text:p text:style-name="P17"><text:span text:style-name="T4">Instancia de Prisma (</text:span><text:span text:style-name="Source_20_Text"><text:span text:style-name="T4">db.js</text:span></text:span><text:span text:style-name="T4">)</text:span><text:span text:style-name="T3">: El archivo </text:span><text:span text:style-name="Source_20_Text"><text:span text:style-name="T3">server/src/db.js</text:span></text:span><text:span text:style-name="T3"> tiene un propósito simple pero fundamental: crear una única instancia reutilizable del cliente de Prisma (</text:span><text:span text:style-name="Source_20_Text"><text:span text:style-name="T3">PrismaClient</text:span></text:span><text:span text:style-name="T3">). Esto evita crear nuevas conexiones </text:span><text:soft-page-break/><text:span text:style-name="T3">a la base de datos con cada petición, mejorando el rendimiento y la eficiencia de la aplicación.</text:span></text:p>
        </text:list-item>
        <text:list-item>
          <text:p text:style-name="P17"><text:span text:style-name="T4">Definición del Esquema (</text:span><text:span text:style-name="Source_20_Text"><text:span text:style-name="T4">schema.prisma</text:span></text:span><text:span text:style-name="T4">)</text:span><text:span text:style-name="T3">: Este archivo es el mapa de la base de datos. Aquí se define la estructura de las tablas. El modelo </text:span><text:span text:style-name="Source_20_Text"><text:span text:style-name="T3">Sale</text:span></text:span><text:span text:style-name="T3"> representa una venta y define sus campos con sintaxis de Prisma:</text:span></text:p>
          <text:list>
            <text:list-item>
              <text:p text:style-name="P17"><text:span text:style-name="Source_20_Text"><text:span text:style-name="T3">id</text:span></text:span><text:span text:style-name="T3">: Identificador único y autoincremental (</text:span><text:span text:style-name="Source_20_Text"><text:span text:style-name="T3">Int @id @default(autoincrement())</text:span></text:span><text:span text:style-name="T3">).</text:span></text:p>
            </text:list-item>
            <text:list-item>
              <text:p text:style-name="P17"><text:span text:style-name="Source_20_Text"><text:span text:style-name="T3">product</text:span></text:span><text:span text:style-name="T3">: El nombre del producto (</text:span><text:span text:style-name="Source_20_Text"><text:span text:style-name="T3">String</text:span></text:span><text:span text:style-name="T3">).</text:span></text:p>
            </text:list-item>
            <text:list-item>
              <text:p text:style-name="P17"><text:span text:style-name="Source_20_Text"><text:span text:style-name="T3">amount</text:span></text:span><text:span text:style-name="T3">: La cantidad vendida (</text:span><text:span text:style-name="Source_20_Text"><text:span text:style-name="T3">Float</text:span></text:span><text:span text:style-name="T3">).</text:span></text:p>
            </text:list-item>
            <text:list-item>
              <text:p text:style-name="P17"><text:span text:style-name="Source_20_Text"><text:span text:style-name="T3">price</text:span></text:span><text:span text:style-name="T3">: El precio, que es opcional (</text:span><text:span text:style-name="Source_20_Text"><text:span text:style-name="T3">Float?</text:span></text:span><text:span text:style-name="T3">).</text:span></text:p>
            </text:list-item>
            <text:list-item>
              <text:p text:style-name="P17"><text:span text:style-name="Source_20_Text"><text:span text:style-name="T3">date</text:span></text:span><text:span text:style-name="T3">: La fecha de la venta, que se establece automáticamente (</text:span><text:span text:style-name="Source_20_Text"><text:span text:style-name="T3">DateTime @default(now())</text:span></text:span><text:span text:style-name="T3">). Además, la </text:span><text:span text:style-name="Source_20_Text"><text:span text:style-name="T3">datasource</text:span></text:span><text:span text:style-name="T3"> indica que la base de datos utilizada es </text:span><text:span text:style-name="Source_20_Text"><text:span text:style-name="T3">mysql</text:span></text:span><text:span text:style-name="T3">.</text:span></text:p>
            </text:list-item>
          </text:list>
        </text:list-item>
        <text:list-item>
          <text:p text:style-name="P8"><text:span text:style-name="T4">Migraciones (</text:span><text:span text:style-name="Source_20_Text"><text:span text:style-name="T4">prisma/migrations</text:span></text:span><text:span text:style-name="T4">)</text:span><text:span text:style-name="T3">: Esta carpeta contiene el historial de cambios en la estructura de la base de datos. Cada subcarpeta representa una migración y contiene un archivo </text:span><text:span text:style-name="Source_20_Text"><text:span text:style-name="T3">.sql</text:span></text:span><text:span text:style-name="T3"> con las instrucciones SQL exactas que Prisma ejecutó. Por ejemplo, las migraciones como </text:span><text:span text:style-name="Source_20_Text"><text:span text:style-name="T3">add_price_to_sale</text:span></text:span><text:span text:style-name="T3"> son el resultado directo de haber modificado el modelo </text:span><text:span text:style-name="Source_20_Text"><text:span text:style-name="T3">Sale</text:span></text:span><text:span text:style-name="T3"> en </text:span><text:span text:style-name="Source_20_Text"><text:span text:style-name="T3">schema.prisma</text:span></text:span><text:span text:style-name="T3"> y posteriormente ejecutar los comandos de migración de Prisma. Esto conecta la definición abstracta del modelo con los cambios concretos en la base de datos.</text:span></text:p>
        </text:list-item>
      </text:list>
      <text:h text:style-name="P5" text:outline-level="3">1.3. Integración con Inteligencia Artificial</text:h>
      <text:p text:style-name="P14">La funcionalidad más distintiva de esta aplicación es su capacidad para analizar datos de stock utilizando un modelo de lenguaje.</text:p>
      <text:list xml:id="list2121141030" text:style-name="L3">
        <text:list-item>
          <text:p text:style-name="P18"><text:span text:style-name="T4">El Controlador (</text:span><text:span text:style-name="Source_20_Text"><text:span text:style-name="T4">stock.controller.js</text:span></text:span><text:span text:style-name="T4">)</text:span><text:span text:style-name="T3">: El archivo </text:span><text:span text:style-name="Source_20_Text"><text:span text:style-name="T3">server/src/controllers/stock.controller.js</text:span></text:span><text:span text:style-name="T3"> actúa como intermediario. La función </text:span><text:span text:style-name="Source_20_Text"><text:span text:style-name="T3">getStockAnalysis</text:span></text:span><text:span text:style-name="T3"> recibe la petición del usuario (que incluye la pregunta en el parámetro </text:span><text:span text:style-name="Source_20_Text"><text:span text:style-name="T3">prompt</text:span></text:span><text:span text:style-name="T3">), obtiene los últimos 10 registros de ventas de la base de datos usando Prisma (</text:span><text:span text:style-name="Source_20_Text"><text:span text:style-name="T3">take: 10</text:span></text:span><text:span text:style-name="T3">), y luego pasa tanto los datos como la pregunta del usuario al analizador de IA. Esta separación entre el controlador y el analizador es un excelente patrón de diseño. Mantiene el código modular: el controlador se ocupa de la lógica de la petición HTTP y la obtención de datos, mientras que </text:span><text:span text:style-name="Source_20_Text"><text:span text:style-name="T3">analyzer.js</text:span></text:span><text:span text:style-name="T3"> se especializa en la comunicación con la IA, facilitando las pruebas y futuras modificaciones.</text:span></text:p>
        </text:list-item>
        <text:list-item>
          <text:p text:style-name="P18"><text:span text:style-name="T4">El Analizador (</text:span><text:span text:style-name="Source_20_Text"><text:span text:style-name="T4">analyzer.js</text:span></text:span><text:span text:style-name="T4">)</text:span><text:span text:style-name="T3">: Aquí es donde ocurre la magia. El archivo </text:span><text:span text:style-name="Source_20_Text"><text:span text:style-name="T3">server/src/mcp/analyzer.js</text:span></text:span><text:span text:style-name="T3"> se comunica directamente con el servicio de IA.</text:span></text:p>
          <text:list>
            <text:list-item>
              <text:p text:style-name="P18"><text:span text:style-name="T3">La función </text:span><text:span text:style-name="Source_20_Text"><text:span text:style-name="T3">analyzeStock</text:span></text:span><text:span text:style-name="T3"> utiliza el SDK de </text:span><text:span text:style-name="Source_20_Text"><text:span text:style-name="T3">Groq</text:span></text:span><text:span text:style-name="T3"> para interactuar con el modelo de IA </text:span><text:span text:style-name="Source_20_Text"><text:span text:style-name="T3">llama-3.1-8b-instant</text:span></text:span><text:span text:style-name="T3">.</text:span></text:p>
            </text:list-item>
            <text:list-item>
              <text:p text:style-name="P18"><text:span text:style-name="T3">Construye un </text:span><text:span text:style-name="T5">prompt</text:span><text:span text:style-name="T3"> final que combina la pregunta del usuario (</text:span><text:span text:style-name="Source_20_Text"><text:span text:style-name="T3">prompt</text:span></text:span><text:span text:style-name="T3">) con los datos del stock convertidos a formato JSON.</text:span></text:p>
            </text:list-item>
            <text:list-item>
              <text:p text:style-name="P9"><text:soft-page-break/><text:span text:style-name="T3">Utiliza un </text:span><text:span text:style-name="Source_20_Text"><text:span text:style-name="T3">system prompt</text:span></text:span><text:span text:style-name="T3"> para darle contexto al modelo: </text:span><text:span text:style-name="T5">"Eres un asistente experto en stock que responde de forma directa y clara"</text:span><text:span text:style-name="T3">. Esta instrucción guía a la IA para que su comportamiento y sus respuestas sean consistentes y relevantes al dominio de la aplicación.</text:span></text:p>
            </text:list-item>
          </text:list>
        </text:list-item>
      </text:list>
      <text:p text:style-name="P14">Con el backend completamente analizado, es hora de cruzar al otro lado y ver cómo la interfaz de usuario consume todas estas funcionalidades para presentarlas de manera amigable.</text:p>
      <text:h text:style-name="Heading_20_2" text:outline-level="2"><text:span text:style-name="T3">2. Análisis del Frontend (Directorio </text:span><text:span text:style-name="Source_20_Text"><text:span text:style-name="T3">/client</text:span></text:span><text:span text:style-name="T3">)</text:span></text:h>
      <text:p text:style-name="P14">El frontend es la cara visible de la aplicación, la parte con la que el usuario interactúa. Construido con la popular librería <text:span text:style-name="T1">React</text:span>, su principal responsabilidad es presentar los datos del stock de forma clara y visual, además de ofrecer una interfaz intuitiva para realizar consultas al asistente de inteligencia artificial.</text:p>
      <text:h text:style-name="Heading_20_3" text:outline-level="3"><text:span text:style-name="T3">2.1. El Componente Principal: </text:span><text:span text:style-name="Source_20_Text"><text:span text:style-name="T3">App.jsx</text:span></text:span></text:h>
      <text:p text:style-name="Text_20_body"><text:span text:style-name="T3">El archivo </text:span><text:span text:style-name="Source_20_Text"><text:span text:style-name="T3">client/src/App.jsx</text:span></text:span><text:span text:style-name="T3"> es el componente central que orquesta toda la interfaz de usuario. Gestiona el estado de la aplicación y la lógica de interacción.</text:span></text:p>
      <text:p text:style-name="Text_20_body"><text:span text:style-name="T3">Para manejar la información dinámica, utiliza el hook </text:span><text:span text:style-name="Source_20_Text"><text:span text:style-name="T3">useState</text:span></text:span><text:span text:style-name="T3"> de React para definir varias piezas de estado:</text:span></text:p>
      <text:list xml:id="list1940720650" text:style-name="L4">
        <text:list-item>
          <text:p text:style-name="P19"><text:span text:style-name="Source_20_Text"><text:span text:style-name="T3">stock</text:span></text:span><text:span text:style-name="T3">: Un array para almacenar los datos de ventas que se mostrarán en el gráfico.</text:span></text:p>
        </text:list-item>
        <text:list-item>
          <text:p text:style-name="P19"><text:span text:style-name="Source_20_Text"><text:span text:style-name="T3">analysis</text:span></text:span><text:span text:style-name="T3">: Un string para guardar la respuesta de texto generada por la IA.</text:span></text:p>
        </text:list-item>
        <text:list-item>
          <text:p text:style-name="P19"><text:span text:style-name="Source_20_Text"><text:span text:style-name="T3">prompt</text:span></text:span><text:span text:style-name="T3">: Un string que controla el valor del campo de texto donde el usuario escribe su pregunta.</text:span></text:p>
        </text:list-item>
        <text:list-item>
          <text:p text:style-name="P10"><text:span text:style-name="Source_20_Text"><text:span text:style-name="T3">loading</text:span></text:span><text:span text:style-name="T3">: Un booleano para gestionar el estado de carga. Se activa mientras se espera la respuesta de la IA.</text:span></text:p>
        </text:list-item>
      </text:list>
      <text:p text:style-name="Text_20_body"><text:span text:style-name="T3">Para la carga inicial de datos, se utiliza el hook </text:span><text:span text:style-name="Source_20_Text"><text:span text:style-name="T3">useEffect</text:span></text:span><text:span text:style-name="T3">. Este se ejecuta una sola vez cuando el componente se monta, realizando una petición con </text:span><text:span text:style-name="Source_20_Text"><text:span text:style-name="T3">axios</text:span></text:span><text:span text:style-name="T3"> al endpoint </text:span><text:span text:style-name="Source_20_Text"><text:span text:style-name="T3">GET http://localhost:4000/stock</text:span></text:span><text:span text:style-name="T3"> para poblar el gráfico. Además, este </text:span><text:span text:style-name="Source_20_Text"><text:span text:style-name="T3">useEffect</text:span></text:span><text:span text:style-name="T3"> implementa una práctica profesional fundamental: una función de limpieza. La línea </text:span><text:span text:style-name="Source_20_Text"><text:span text:style-name="T3">return () =&gt; { mounted = false; };</text:span></text:span><text:span text:style-name="T3"> se ejecuta cuando el componente se desmonta. Esto evita un error común en React: intentar actualizar el estado (</text:span><text:span text:style-name="Source_20_Text"><text:span text:style-name="T3">setStock</text:span></text:span><text:span text:style-name="T3">) de un componente que ya no está en pantalla, lo que podría causar fugas de memoria. Es una señal de un código robusto.</text:span></text:p>
      <text:p text:style-name="Text_20_body"><text:span text:style-name="T3">La lógica principal de interacción reside en la función </text:span><text:span text:style-name="Source_20_Text"><text:span text:style-name="T3">handleAnalyze</text:span></text:span><text:span text:style-name="T3">. Esta función asíncrona se activa cuando el usuario envía el formulario, construye la </text:span><text:soft-page-break/><text:span text:style-name="T3">URL para la petición </text:span><text:span text:style-name="Source_20_Text"><text:span text:style-name="T3">GET /analyze</text:span></text:span><text:span text:style-name="T3"> y, al recibir la respuesta, actualiza los estados </text:span><text:span text:style-name="Source_20_Text"><text:span text:style-name="T3">analysis</text:span></text:span><text:span text:style-name="T3"> y </text:span><text:span text:style-name="Source_20_Text"><text:span text:style-name="T3">stock</text:span></text:span><text:span text:style-name="T3">.</text:span></text:p>
      <text:h text:style-name="P5" text:outline-level="3">2.2. La Interfaz de Usuario y Visualización de Datos</text:h>
      <text:p text:style-name="Text_20_body"><text:span text:style-name="T3">La estructura visual de la aplicación, definida en el JSX que devuelve el componente </text:span><text:span text:style-name="Source_20_Text"><text:span text:style-name="T3">App</text:span></text:span><text:span text:style-name="T3">, se divide en dos secciones principales:</text:span></text:p>
      <text:list xml:id="list1772803250" text:style-name="L5">
        <text:list-item>
          <text:p text:style-name="P20"><text:span text:style-name="T4">Sección del Gráfico</text:span><text:span text:style-name="T3">: Para la visualización de datos, se utiliza la librería </text:span><text:span text:style-name="Source_20_Text"><text:span text:style-name="T3">Recharts</text:span></text:span><text:span text:style-name="T3">. Un </text:span><text:span text:style-name="Source_20_Text"><text:span text:style-name="T3">BarChart</text:span></text:span><text:span text:style-name="T3"> (gráfico de barras) renderiza los datos del estado </text:span><text:span text:style-name="Source_20_Text"><text:span text:style-name="T3">stock</text:span></text:span><text:span text:style-name="T3">. Una característica visual clave es la lógica de color condicional dentro del componente </text:span><text:span text:style-name="Source_20_Text"><text:span text:style-name="T3">Cell</text:span></text:span><text:span text:style-name="T3">:</text:span></text:p>
          <text:list>
            <text:list-item>
              <text:p text:style-name="P20"><text:span text:style-name="T3">Si la cantidad (</text:span><text:span text:style-name="Source_20_Text"><text:span text:style-name="T3">amount</text:span></text:span><text:span text:style-name="T3">) de un producto es </text:span><text:span text:style-name="T4">menor a 5</text:span><text:span text:style-name="T3">, la barra se colorea de rojo (</text:span><text:span text:style-name="Source_20_Text"><text:span text:style-name="T3">#ef4444</text:span></text:span><text:span text:style-name="T3">).</text:span></text:p>
            </text:list-item>
            <text:list-item>
              <text:p text:style-name="P20"><text:span text:style-name="T3">En caso contrario, se colorea de verde (</text:span><text:span text:style-name="Source_20_Text"><text:span text:style-name="T3">#10b981</text:span></text:span><text:span text:style-name="T3">). Este mecanismo proporciona una alerta visual inmediata sobre los productos con bajo stock.</text:span></text:p>
            </text:list-item>
          </text:list>
        </text:list-item>
        <text:list-item>
          <text:p text:style-name="P20"><text:span text:style-name="T4">Sección de IA</text:span><text:span text:style-name="T3">: Esta sección contiene un formulario con un campo de texto (</text:span><text:span text:style-name="Source_20_Text"><text:span text:style-name="T3">input</text:span></text:span><text:span text:style-name="T3">) y un botón.</text:span></text:p>
          <text:list>
            <text:list-item>
              <text:p text:style-name="P20"><text:span text:style-name="T3">El valor del </text:span><text:span text:style-name="Source_20_Text"><text:span text:style-name="T3">input</text:span></text:span><text:span text:style-name="T3"> está vinculado al estado </text:span><text:span text:style-name="Source_20_Text"><text:span text:style-name="T3">prompt</text:span></text:span><text:span text:style-name="T3">.</text:span></text:p>
            </text:list-item>
            <text:list-item>
              <text:p text:style-name="P20"><text:span text:style-name="T3">El botón "Preguntar" está deshabilitado (</text:span><text:span text:style-name="Source_20_Text"><text:span text:style-name="T3">disabled</text:span></text:span><text:span text:style-name="T3">) cuando el estado </text:span><text:span text:style-name="Source_20_Text"><text:span text:style-name="T3">loading</text:span></text:span><text:span text:style-name="T3"> es </text:span><text:span text:style-name="Source_20_Text"><text:span text:style-name="T3">true</text:span></text:span><text:span text:style-name="T3">, evitando que el usuario envíe múltiples peticiones.</text:span></text:p>
            </text:list-item>
            <text:list-item>
              <text:p text:style-name="P11"><text:span text:style-name="T3">El resultado del análisis (</text:span><text:span text:style-name="Source_20_Text"><text:span text:style-name="T3">analysis</text:span></text:span><text:span text:style-name="T3">) solo se renderiza si el estado contiene algún valor, manteniendo la interfaz limpia.</text:span></text:p>
            </text:list-item>
          </text:list>
        </text:list-item>
      </text:list>
      <text:h text:style-name="P5" text:outline-level="3">2.3. Configuración y Archivos de Soporte del Cliente</text:h>
      <text:p text:style-name="P14">Además del componente principal, varios archivos de configuración son esenciales para el funcionamiento del frontend:</text:p>
      <text:list xml:id="list2841563828" text:style-name="L6">
        <text:list-item>
          <text:p text:style-name="P21"><text:span text:style-name="Source_20_Text"><text:span text:style-name="T4">package.json</text:span></text:span><text:span text:style-name="T3">: Actúa como el manifiesto del proyecto. Lista las dependencias necesarias como </text:span><text:span text:style-name="Source_20_Text"><text:span text:style-name="T3">axios</text:span></text:span><text:span text:style-name="T3">, </text:span><text:span text:style-name="Source_20_Text"><text:span text:style-name="T3">react</text:span></text:span><text:span text:style-name="T3">, </text:span><text:span text:style-name="Source_20_Text"><text:span text:style-name="T3">react-dom</text:span></text:span><text:span text:style-name="T3"> y </text:span><text:span text:style-name="Source_20_Text"><text:span text:style-name="T3">recharts</text:span></text:span><text:span text:style-name="T3">, y define los scripts para ejecutar y construir el código (</text:span><text:span text:style-name="Source_20_Text"><text:span text:style-name="T3">dev</text:span></text:span><text:span text:style-name="T3">, </text:span><text:span text:style-name="Source_20_Text"><text:span text:style-name="T3">build</text:span></text:span><text:span text:style-name="T3">).</text:span></text:p>
        </text:list-item>
        <text:list-item>
          <text:p text:style-name="P21"><text:span text:style-name="Source_20_Text"><text:span text:style-name="T4">vite.config.js</text:span></text:span><text:span text:style-name="T3">: Es el archivo de configuración para Vite, la herramienta de construcción y servidor de desarrollo utilizada para el frontend. Proporciona un entorno de desarrollo rápido y optimiza el código para producción.</text:span></text:p>
        </text:list-item>
        <text:list-item>
          <text:p text:style-name="P21"><text:span text:style-name="Source_20_Text"><text:span text:style-name="T4">main.jsx</text:span></text:span><text:span text:style-name="T3">: Es el punto de entrada de la aplicación React. Su función es tomar el componente principal </text:span><text:span text:style-name="Source_20_Text"><text:span text:style-name="T3">App</text:span></text:span><text:span text:style-name="T3"> y renderizarlo en el DOM, específicamente dentro del elemento con </text:span><text:span text:style-name="Source_20_Text"><text:span text:style-name="T3">id="root"</text:span></text:span><text:span text:style-name="T3"> en el </text:span><text:span text:style-name="Source_20_Text"><text:span text:style-name="T3">index.html</text:span></text:span><text:span text:style-name="T3">.</text:span></text:p>
        </text:list-item>
        <text:list-item>
          <text:p text:style-name="P12"><text:span text:style-name="Source_20_Text"><text:span text:style-name="T4">eslint.config.js</text:span></text:span><text:span text:style-name="T3">: Configura las reglas de ESLint. En este proyecto, está específicamente adaptado para reforzar las buenas prácticas en el uso de React Hooks (a través del plugin </text:span><text:span text:style-name="Source_20_Text"><text:span text:style-name="T3">react-hooks</text:span></text:span><text:span text:style-name="T3">) e integrarse con la herramienta de desarrollo de Vite para la recarga rápida de módulos (Hot Module Replacement) mediante el plugin </text:span><text:span text:style-name="Source_20_Text"><text:span text:style-name="T3">react-refresh</text:span></text:span><text:span text:style-name="T3">.</text:span></text:p>
        </text:list-item>
      </text:list>
      <text:p text:style-name="P14"><text:soft-page-break/>Ahora que hemos explorado ambos mundos, el backend y el frontend, podemos ver cómo se entrelazan para crear una experiencia de usuario completa y funcional.</text:p>
      <text:h text:style-name="P6" text:outline-level="2">3. Conclusión: La Sinergia del Sistema</text:h>
      <text:p text:style-name="P14">El cliente y el servidor, aunque desarrollados de forma independiente, trabajan en perfecta sincronía para ofrecer una experiencia de usuario fluida e inteligente. El backend actúa como una fuente de verdad robusta y un procesador de datos potente, mientras que el frontend traduce esa información en una interfaz visualmente atractiva e interactiva.</text:p>
      <text:p text:style-name="P14">El flujo completo de una consulta del usuario a la IA ilustra perfectamente esta colaboración:</text:p>
      <text:list xml:id="list2718947869" text:style-name="L7">
        <text:list-item>
          <text:p text:style-name="P22"><text:span text:style-name="T3">El usuario escribe una pregunta en la interfaz del frontend (</text:span><text:span text:style-name="Source_20_Text"><text:span text:style-name="T3">App.jsx</text:span></text:span><text:span text:style-name="T3">) y hace clic en "Preguntar".</text:span></text:p>
        </text:list-item>
        <text:list-item>
          <text:p text:style-name="P22"><text:span text:style-name="T3">El frontend, utilizando </text:span><text:span text:style-name="Source_20_Text"><text:span text:style-name="T3">axios</text:span></text:span><text:span text:style-name="T3">, envía la pregunta al endpoint </text:span><text:span text:style-name="Source_20_Text"><text:span text:style-name="T3">GET /analyze</text:span></text:span><text:span text:style-name="T3"> del servidor backend.</text:span></text:p>
        </text:list-item>
        <text:list-item>
          <text:p text:style-name="P22"><text:span text:style-name="T3">El servidor (</text:span><text:span text:style-name="Source_20_Text"><text:span text:style-name="T3">stock.controller.js</text:span></text:span><text:span text:style-name="T3">) recibe la petición y consulta los datos más recientes de la base de datos a través de Prisma.</text:span></text:p>
        </text:list-item>
        <text:list-item>
          <text:p text:style-name="P22"><text:span text:style-name="T3">El analizador de IA (</text:span><text:span text:style-name="Source_20_Text"><text:span text:style-name="T3">analyzer.js</text:span></text:span><text:span text:style-name="T3">) empaqueta los datos del stock y la pregunta del usuario y los envía a la API de Groq.</text:span></text:p>
        </text:list-item>
        <text:list-item>
          <text:p text:style-name="P24">La inteligencia artificial procesa toda la información y genera una respuesta de texto coherente.</text:p>
        </text:list-item>
        <text:list-item>
          <text:p text:style-name="P24">El servidor envía esta respuesta, junto con los datos que se utilizaron para el análisis, de vuelta al cliente.</text:p>
        </text:list-item>
        <text:list-item>
          <text:p text:style-name="P13"><text:span text:style-name="T3">Finalmente, el frontend (</text:span><text:span text:style-name="Source_20_Text"><text:span text:style-name="T3">App.jsx</text:span></text:span><text:span text:style-name="T3">) recibe la respuesta, la muestra en pantalla y actualiza el gráfico con los datos correspondientes.</text:span></text:p>
        </text:list-item>
      </text:list>
      <text:p text:style-name="P14">La combinación de un backend robusto para la gestión de datos y un frontend reactivo para la interacción del usuario permite crear aplicaciones potentes y útil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2-24T18:33:29.062000000</meta:creation-date>
    <dc:date>2025-12-24T18:34:08.350000000</dc:date>
    <meta:editing-duration>PT39S</meta:editing-duration>
    <meta:editing-cycles>1</meta:editing-cycles>
    <meta:document-statistic meta:table-count="1" meta:image-count="0" meta:object-count="0" meta:page-count="6" meta:paragraph-count="78" meta:word-count="2033" meta:character-count="12710" meta:non-whitespace-character-count="10796"/>
    <meta:generator>Neat_Office/6.2.8.2$Windows_x86 LibreOffice_project/</meta:generator>
  </office:meta>
</office:document-meta>
</file>